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8fea" officeooo:paragraph-rsid="001b8fea"/>
    </style:style>
    <style:style style:name="P2" style:family="paragraph" style:parent-style-name="Standard">
      <style:text-properties officeooo:rsid="001b8fea" officeooo:paragraph-rsid="001d96e1"/>
    </style:style>
    <style:style style:name="P3" style:family="paragraph" style:parent-style-name="Standard">
      <style:text-properties officeooo:rsid="001bc415" officeooo:paragraph-rsid="001bc415"/>
    </style:style>
    <style:style style:name="P4" style:family="paragraph" style:parent-style-name="Standard">
      <style:text-properties officeooo:rsid="001bc415" officeooo:paragraph-rsid="001d96e1"/>
    </style:style>
    <style:style style:name="P5" style:family="paragraph" style:parent-style-name="Standard">
      <style:text-properties officeooo:rsid="001c65b7" officeooo:paragraph-rsid="001c65b7"/>
    </style:style>
    <style:style style:name="P6" style:family="paragraph" style:parent-style-name="Standard">
      <style:text-properties officeooo:rsid="001d96e1" officeooo:paragraph-rsid="001d96e1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b8fea" officeooo:paragraph-rsid="001d96e1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bc415" officeooo:paragraph-rsid="001d96e1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bc415" officeooo:paragraph-rsid="001bc415" style:font-weight-asian="bold" style:font-weight-complex="bold"/>
    </style:style>
    <style:style style:name="P1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20725f" officeooo:paragraph-rsid="0020725f" style:font-weight-asian="bold" style:font-weight-complex="bold"/>
    </style:style>
    <style:style style:name="P11" style:family="paragraph" style:parent-style-name="Standard">
      <style:text-properties style:text-underline-style="none" fo:font-weight="normal" officeooo:rsid="002314cb" officeooo:paragraph-rsid="002314cb" style:font-weight-asian="normal" style:font-weight-complex="normal"/>
    </style:style>
    <style:style style:name="P12" style:family="paragraph" style:parent-style-name="Standard">
      <style:text-properties officeooo:rsid="001bc415" officeooo:paragraph-rsid="001bc415"/>
    </style:style>
    <style:style style:name="P13" style:family="paragraph" style:parent-style-name="Standard">
      <style:text-properties officeooo:rsid="001bc415" officeooo:paragraph-rsid="00223220"/>
    </style:style>
    <style:style style:name="P14" style:family="paragraph" style:parent-style-name="Standard">
      <style:text-properties officeooo:rsid="00223220" officeooo:paragraph-rsid="00223220"/>
    </style:style>
    <style:style style:name="T1" style:family="text">
      <style:text-properties officeooo:rsid="001bc415"/>
    </style:style>
    <style:style style:name="T2" style:family="text">
      <style:text-properties officeooo:rsid="001c65b7"/>
    </style:style>
    <style:style style:name="T3" style:family="text">
      <style:text-properties officeooo:rsid="001d96e1"/>
    </style:style>
    <style:style style:name="T4" style:family="text">
      <style:text-properties officeooo:rsid="00223220"/>
    </style:style>
    <style:style style:name="T5" style:family="text">
      <style:text-properties officeooo:rsid="002353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et Capture Project</text:p>
      <text:p text:style-name="P1"/>
      <text:p text:style-name="P7">Aim: <text:s/></text:p>
      <text:p text:style-name="P2">To create a packet capture app using Javascript, adding more functionality as it progresses, <text:span text:style-name="T1">in order to have an in-house packet capture app that can be editted quickly to fit any opportunity the LEWT teams find to exploit.</text:span></text:p>
      <text:p text:style-name="P1"/>
      <text:p text:style-name="P8">Goals:</text:p>
      <text:p text:style-name="P4"><text:span text:style-name="T3">1</text:span>. <text:s/>Create a packet capture app</text:p>
      <text:p text:style-name="P3">2. <text:s/>Learn Javascript <text:span text:style-name="T4">for front end</text:span></text:p>
      <text:p text:style-name="P14">3. <text:s/>Learn Python for back end</text:p>
      <text:p text:style-name="P3"><text:span text:style-name="T4">4</text:span>. <text:s/>Learn how to use Git repositories effectively.</text:p>
      <text:p text:style-name="P3"/>
      <text:p text:style-name="P9">Phases:</text:p>
      <text:p text:style-name="P13">Phase 1. <text:s/><text:span text:style-name="T4">Build a Raspberry Pi from scratch and get it running Kismet.</text:span></text:p>
      <text:p text:style-name="P14">Phase 2. <text:s/>Get a Flask server up and running, feed it the output from the Pi, and get it to return it as a JSON object.</text:p>
      <text:p text:style-name="P14">Phase 3. <text:s/>Write a python script to interact with the device through ssh, switching it on/off, enabling monitor mode etc.</text:p>
      <text:p text:style-name="P13"><text:span text:style-name="T4">Phase 4. <text:s/></text:span>Create a JS app outputting packet capture. <text:s/><text:span text:style-name="T2">App should build upon previous phases, put card in monitor mode etc</text:span></text:p>
      <text:p text:style-name="P5">Phase <text:span text:style-name="T4">5</text:span>. <text:s/><text:span text:style-name="T3">Add the following functionality. <text:s/>Listing interfaces. <text:s/>Changing modes. <text:s/>Start/Stop capture.</text:span></text:p>
      <text:p text:style-name="P6"/>
      <text:p text:style-name="P6"/>
      <text:p text:style-name="P10">Phase 1:</text:p>
      <text:p text:style-name="P11">The first thing to do is to <text:span text:style-name="T5">setup the git repo for this project. <text:s/>As well as this file, which will serve as a log and hopefully guide, I will include a basic html, py and js files to build upon. <text:s/>This will probably change as my understanding of the scope and requirements evolves over 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0:24:28.226456927</meta:creation-date>
    <dc:date>2018-02-14T09:28:16.401526982</dc:date>
    <meta:editing-duration>PT36M5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16" meta:word-count="220" meta:character-count="1236" meta:non-whitespace-character-count="1015"/>
  </office:meta>
</office:document-meta>
</file>